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font-name="Arial" fo:font-weight="bold" style:font-weight-asian="bold" style:font-weight-complex="bold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fo:color="#ff0000" style:font-name="Arial" fo:font-weight="bold" style:font-weight-asian="bold" style:font-weight-complex="bold"/>
    </style:style>
    <style:style style:name="ce20" style:family="table-cell" style:parent-style-name="Default">
      <style:text-properties style:use-window-font-color="true" style:font-name="Arial" style:text-underline-style="none" fo:font-weight="normal" style:font-weight-asian="normal" style:font-weight-complex="normal"/>
    </style:style>
    <style:style style:name="ce21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22" style:family="table-cell" style:parent-style-name="Gnumeric-default">
      <style:text-properties style:font-name="Arial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Gnumeric-default">
      <style:text-properties fo:color="#ff0000"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28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23">
      <style:text-properties style:font-name="Ari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2" table:number-columns-repeated="1019" table:default-cell-style-name="ce18"/>
        <table:table-row table:style-name="ro1">
          <table:table-cell table:style-name="ce16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Model: PsyLink P7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Complete PsyLink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D9:.D11])+[.D12]+[.D30]+[.D38]+[.D42]" office:value-type="currency" office:currency="EUR" office:value="115.288038461538" calcext:value-type="currency">
            <text:p>115.29 €</text:p>
          </table:table-cell>
          <table:table-cell table:style-name="ce33" table:formula="of:=[.B8]*[.C8]" office:value-type="currency" office:currency="EUR" office:value="115.288038461538" calcext:value-type="currency">
            <text:p>115.29 €</text:p>
          </table:table-cell>
          <table:table-cell office:value-type="string" calcext:value-type="string">
            <text:p>https://psylink.me/p7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Cable, 7cm, female-female, x1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0.77" calcext:value-type="currency">
            <text:p>0.77 €</text:p>
          </table:table-cell>
          <table:table-cell table:style-name="ce33" table:formula="of:=[.B9]*[.C9]" office:value-type="currency" office:currency="EUR" office:value="0.77" calcext:value-type="currency">
            <text:p>0.77 €</text:p>
          </table:table-cell>
          <table:table-cell table:style-name="ce24" office:value-type="string" calcext:value-type="string">
            <text:p>https://www.reichelt.de/flexible-drahtbruecken-7-cm-buchse-buchse-10er-pack-steckboard-mbbgn-p177387.html?&amp;nbc=1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Cable, 15cm, female-female, x1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3.35" calcext:value-type="currency">
            <text:p>3.35 €</text:p>
          </table:table-cell>
          <table:table-cell table:style-name="ce33" table:formula="of:=[.B10]*[.C10]" office:value-type="currency" office:currency="EUR" office:value="3.35" calcext:value-type="currency">
            <text:p>3.35 €</text:p>
          </table:table-cell>
          <table:table-cell table:style-name="ce24" office:value-type="string" calcext:value-type="string">
            <text:p>https://www.reichelt.de/flexible-drahtbruecken-15-cm-buchse-buchse-10er-pack-steckboard-jbbsw-p139530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Solder, Flux, Thread, Wire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0" calcext:value-type="currency">
            <text:p>0.00 €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19" office:value-type="string" calcext:value-type="string">
            <text:p>Power Module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D13:.D29])/[.B12]" office:value-type="currency" office:currency="EUR" office:value="46.9174051282051" calcext:value-type="currency">
            <text:p>46.92 €</text:p>
          </table:table-cell>
          <table:table-cell table:style-name="ce33" table:formula="of:=[.B12]*[.C12]" office:value-type="currency" office:currency="EUR" office:value="46.9174051282051" calcext:value-type="currency">
            <text:p>46.92 €</text:p>
          </table:table-cell>
          <table:table-cell table:style-name="ce3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table:formula="of:=23.23/6" office:value-type="currency" office:currency="EUR" office:value="3.87166666666667" calcext:value-type="currency">
            <text:p>3.87 €</text:p>
          </table:table-cell>
          <table:table-cell table:style-name="ce33" table:formula="of:=[.B13]*[.C13]" office:value-type="currency" office:currency="EUR" office:value="3.87166666666667" calcext:value-type="currency">
            <text:p>3.87 €</text:p>
          </table:table-cell>
          <table:table-cell office:value-type="string" calcext:value-type="string">
            <text:p>https://psylink.me/bp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33" table:formula="of:=[.B14]*[.C14]" office:value-type="currency" office:currency="EUR" office:value="33.3" calcext:value-type="currency">
            <text:p>33.30 €</text:p>
          </table:table-cell>
          <table:table-cell table:style-name="ce24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33" table:formula="of:=[.B15]*[.C15]" office:value-type="currency" office:currency="EUR" office:value="0.009" calcext:value-type="currency">
            <text:p>0.01 €</text:p>
          </table:table-cell>
          <table:table-cell table:style-name="ce24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2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33" table:formula="of:=[.B16]*[.C16]" office:value-type="currency" office:currency="EUR" office:value="0.036" calcext:value-type="currency">
            <text:p>0.04 €</text:p>
          </table:table-cell>
          <table:table-cell table:style-name="ce22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Connector, 1x16, 2.56mm</text:p>
          </table:table-cell>
          <table:table-cell table:formula="of:=[.$B$12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33" table:formula="of:=[.B17]*[.C17]" office:value-type="currency" office:currency="EUR" office:value="0.68" calcext:value-type="currency">
            <text:p>0.68 €</text:p>
          </table:table-cell>
          <table:table-cell table:style-name="ce22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attery Clips, AAA, Keystone 82</text:p>
          </table:table-cell>
          <table:table-cell table:formula="of:=[.$B$12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33" table:formula="of:=[.B18]*[.C18]" office:value-type="currency" office:currency="EUR" office:value="1.37153846153846" calcext:value-type="currency">
            <text:p>1.37 €</text:p>
          </table:table-cell>
          <table:table-cell table:style-name="ce22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ower Switch, 3 pin, 2.56mm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0.81" calcext:value-type="currency">
            <text:p>0.81 €</text:p>
          </table:table-cell>
          <table:table-cell table:style-name="ce33" table:formula="of:=[.B19]*[.C19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<text:span text:style-name="T1"><text:a xlink:href="https://www.reichelt.de/schiebeschalter-1x-um-liegend-print-rm-2-54-ss-esp201-p112179.html?&amp;nbc=1" xlink:type="simple">https://www.reichelt.de/schiebeschalter-1x-um-liegend-print-rm-2-54-ss-esp201-p112179.html?&amp;nbc=1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LM321 opamp, SOT-23-5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33" table:formula="of:=[.B20]*[.C20]" office:value-type="currency" office:currency="EUR" office:value="0.3" calcext:value-type="currency">
            <text:p>0.30 €</text:p>
          </table:table-cell>
          <table:table-cell table:style-name="ce22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uF @ 16V, 1206</text:p>
          </table:table-cell>
          <table:table-cell table:formula="of:=[.$B$12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33" table:formula="of:=[.B21]*[.C21]" office:value-type="currency" office:currency="EUR" office:value="0.872" calcext:value-type="currency">
            <text:p>0.87 €</text:p>
          </table:table-cell>
          <table:table-cell table:style-name="ce22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uF @ 6V, 1206</text:p>
          </table:table-cell>
          <table:table-cell table:formula="of:=[.$B$12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33" table:formula="of:=[.B22]*[.C22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oost Converter TPS 61220 DCKT, MSOP-10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33" table:formula="of:=[.B23]*[.C23]" office:value-type="currency" office:currency="EUR" office:value="1.6" calcext:value-type="currency">
            <text:p>1.60 €</text:p>
          </table:table-cell>
          <table:table-cell table:style-name="ce22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echargeable 1.2V AAA Battery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33" table:formula="of:=[.B24]*[.C24]" office:value-type="currency" office:currency="EUR" office:value="2.2" calcext:value-type="currency">
            <text:p>2.20 €</text:p>
          </table:table-cell>
          <table:table-cell table:style-name="ce22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Inductance, 10uH @ 230mA, 1210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33" table:formula="of:=[.B25]*[.C25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2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40, 2.56mm, angled</text:p>
          </table:table-cell>
          <table:table-cell table:formula="of:=[.$B$12] * 0.5" office:value-type="float" office:value="0.5" calcext:value-type="float">
            <text:p>0.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33" table:formula="of:=[.B26]*[.C26]" office:value-type="currency" office:currency="EUR" office:value="0.14" calcext:value-type="currency">
            <text:p>0.14 €</text:p>
          </table:table-cell>
          <table:table-cell table:style-name="ce22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36, 2.56mm, straight</text:p>
          </table:table-cell>
          <table:table-cell table:formula="of:=ROUND(3/36;2)" office:value-type="float" office:value="0.08" calcext:value-type="float">
            <text:p>0.08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33" table:formula="of:=[.B27]*[.C27]" office:value-type="currency" office:currency="EUR" office:value="0.0472" calcext:value-type="currency">
            <text:p>0.05 €</text:p>
          </table:table-cell>
          <table:table-cell table:style-name="ce22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Jumper, 2-pin, 2.56mm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33" table:formula="of:=[.B28]*[.C28]" office:value-type="currency" office:currency="EUR" office:value="0.03" calcext:value-type="currency">
            <text:p>0.03 €</text:p>
          </table:table-cell>
          <table:table-cell table:style-name="ce31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Velcro on the bottom to connect to armband</text:p>
          </table:table-cell>
          <table:table-cell table:formula="of:=[.$B$12] * 0.1" office:value-type="float" office:value="0.1" calcext:value-type="float">
            <text:p>0.1</text:p>
          </table:table-cell>
          <table:table-cell table:style-name="ce12" office:value-type="currency" office:currency="EUR" office:value="6" calcext:value-type="currency">
            <text:p>6.00 €</text:p>
          </table:table-cell>
          <table:table-cell table:style-name="ce33" table:formula="of:=[.B29]*[.C29]" office:value-type="currency" office:currency="EUR" office:value="0.6" calcext:value-type="currency">
            <text:p>0.60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9" office:value-type="string" calcext:value-type="string">
            <text:p>Electrode Module</text:p>
          </table:table-cell>
          <table:table-cell office:value-type="float" office:value="8" calcext:value-type="float">
            <text:p>8</text:p>
          </table:table-cell>
          <table:table-cell table:style-name="ce32" table:formula="of:=SUM([.D31:.D37])/[.B30]" office:value-type="currency" office:currency="EUR" office:value="6.58866666666667" calcext:value-type="currency">
            <text:p>6.59 €</text:p>
          </table:table-cell>
          <table:table-cell table:style-name="ce33" table:formula="of:=[.B30]*[.C30]" office:value-type="currency" office:currency="EUR" office:value="52.7093333333333" calcext:value-type="currency">
            <text:p>52.71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28" table:formula="of:=24.8/30" office:value-type="currency" office:currency="EUR" office:value="0.826666666666667" calcext:value-type="currency">
            <text:p>0.83 €</text:p>
          </table:table-cell>
          <table:table-cell table:style-name="ce33" table:formula="of:=[.B31]*[.C31]" office:value-type="currency" office:currency="EUR" office:value="6.61333333333333" calcext:value-type="currency">
            <text:p>6.61 €</text:p>
          </table:table-cell>
          <table:table-cell office:value-type="string" calcext:value-type="string">
            <text:p>https://psylink.me/b1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INA128AU Instr. Amplifier, SO-8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33" office:value-type="currency" office:currency="EUR" office:value="5.65" calcext:value-type="currency">
            <text:p>5.65 €</text:p>
          </table:table-cell>
          <table:table-cell table:style-name="ce33" table:formula="of:=[.B32]*[.C32]" office:value-type="currency" office:currency="EUR" office:value="45.2" calcext:value-type="currency">
            <text:p>45.20 €</text:p>
          </table:table-cell>
          <table:table-cell table:style-name="ce24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Resistor, 1K, 1%, 0805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33" table:formula="of:=[.B33]*[.C33]" office:value-type="currency" office:currency="EUR" office:value="0.072" calcext:value-type="currency">
            <text:p>0.07 €</text:p>
          </table:table-cell>
          <table:table-cell table:style-name="ce31" office:value-type="string" calcext:value-type="string">
            <text:p>https://www.reichelt.de/smd-widerstand-1206-1-0-kohm-250-mw-1—vis-crcw12061k0-p238107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esistor, 1M, 1%, 0805</text:p>
          </table:table-cell>
          <table:table-cell table:formula="of:=[.$B$30] * 2" office:value-type="float" office:value="16" calcext:value-type="float">
            <text:p>16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33" table:formula="of:=[.B34]*[.C34]" office:value-type="currency" office:currency="EUR" office:value="0.144" calcext:value-type="currency">
            <text:p>0.14 €</text:p>
          </table:table-cell>
          <table:table-cell table:style-name="ce22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nF @ 50V, 0805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12" office:value-type="currency" office:currency="EUR" office:value="0.01" calcext:value-type="currency">
            <text:p>0.01 €</text:p>
          </table:table-cell>
          <table:table-cell table:style-name="ce33" table:formula="of:=[.B35]*[.C35]" office:value-type="currency" office:currency="EUR" office:value="0.08" calcext:value-type="currency">
            <text:p>0.08 €</text:p>
          </table:table-cell>
          <table:table-cell table:style-name="ce22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pF @ 50V, 0805</text:p>
          </table:table-cell>
          <table:table-cell table:formula="of:=[.$B$30] * 2" office:value-type="float" office:value="16" calcext:value-type="float">
            <text:p>16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style-name="ce33" table:formula="of:=[.B36]*[.C36]" office:value-type="currency" office:currency="EUR" office:value="0.32" calcext:value-type="currency">
            <text:p>0.32 €</text:p>
          </table:table-cell>
          <table:table-cell table:style-name="ce22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40, 2.56mm</text:p>
          </table:table-cell>
          <table:table-cell table:formula="of:=[.$B$30] * 0.125" office:value-type="float" office:value="1" calcext:value-type="float">
            <text:p>1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33" table:formula="of:=[.B37]*[.C37]" office:value-type="currency" office:currency="EUR" office:value="0.28" calcext:value-type="currency">
            <text:p>0.28 €</text:p>
          </table:table-cell>
          <table:table-cell table:style-name="ce22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Electrodes</text:p>
          </table:table-cell>
          <table:table-cell office:value-type="float" office:value="16" calcext:value-type="float">
            <text:p>16</text:p>
          </table:table-cell>
          <table:table-cell table:style-name="ce32" table:formula="of:=SUM([.D39:.D41])/[.B38]" office:value-type="currency" office:currency="EUR" office:value="0.4439375" calcext:value-type="currency">
            <text:p>0.44 €</text:p>
          </table:table-cell>
          <table:table-cell table:style-name="ce33" table:formula="of:=[.B38]*[.C38]" office:value-type="currency" office:currency="EUR" office:value="7.103" calcext:value-type="currency">
            <text:p>7.10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 calcext:value-type="string">
            <text:p>Prym 390 104 Snap Buttons x20</text:p>
          </table:table-cell>
          <table:table-cell table:formula="of:=[.B38]/16" office:value-type="float" office:value="1" calcext:value-type="float">
            <text:p>1</text:p>
          </table:table-cell>
          <table:table-cell table:style-name="ce12" office:value-type="currency" office:currency="EUR" office:value="7.07" calcext:value-type="currency">
            <text:p>7.07 €</text:p>
          </table:table-cell>
          <table:table-cell table:style-name="ce33" table:formula="of:=[.B39]*[.C39]" office:value-type="currency" office:currency="EUR" office:value="7.07" calcext:value-type="currency">
            <text:p>7.07 €</text:p>
          </table:table-cell>
          <table:table-cell table:style-name="ce31" office:value-type="string" calcext:value-type="string">
            <text:p>https://www.amazon.de/gp/product/B00405SLNE/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2:1 Shrinking Tube, 2.4mm, red</text:p>
          </table:table-cell>
          <table:table-cell table:formula="of:=[.B38]/160" office:value-type="float" office:value="0.1" calcext:value-type="float">
            <text:p>0.1</text:p>
          </table:table-cell>
          <table:table-cell table:style-name="ce12" office:value-type="currency" office:currency="EUR" office:value="0.33" calcext:value-type="currency">
            <text:p>0.33 €</text:p>
          </table:table-cell>
          <table:table-cell table:style-name="ce33" table:formula="of:=[.B40]*[.C40]" office:value-type="currency" office:currency="EUR" office:value="0.033" calcext:value-type="currency">
            <text:p>0.03 €</text:p>
          </table:table-cell>
          <table:table-cell table:style-name="ce31" office:value-type="string" calcext:value-type="string">
            <text:p>https://www.reichelt.de/10er-pack-2-1-schrumpfschlauch-2-4mm-rot-sdh-2-4-rt-p17401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33" table:formula="of:=[.B41]*[.C41]" office:value-type="currency" office:currency="EUR" office:value="0" calcext:value-type="currency">
            <text:p>0.00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19" office:value-type="string" calcext:value-type="string">
            <text:p>Armband</text:p>
          </table:table-cell>
          <table:table-cell office:value-type="float" office:value="1" calcext:value-type="float">
            <text:p>1</text:p>
          </table:table-cell>
          <table:table-cell table:style-name="ce32" table:formula="of:=SUM([.D43:.D45])/[.B42]" office:value-type="currency" office:currency="EUR" office:value="4.4383" calcext:value-type="currency">
            <text:p>4.44 €</text:p>
          </table:table-cell>
          <table:table-cell table:style-name="ce33" table:formula="of:=[.B42]*[.C42]" office:value-type="currency" office:currency="EUR" office:value="4.4383" calcext:value-type="currency">
            <text:p>4.44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cel Modal, black, ~50x50cm</text:p>
          </table:table-cell>
          <table:table-cell table:formula="of:=ROUND((50*50)/(100*145);2)" office:value-type="float" office:value="0.17" calcext:value-type="float">
            <text:p>0.17</text:p>
          </table:table-cell>
          <table:table-cell table:style-name="ce12" office:value-type="currency" office:currency="EUR" office:value="11.99" calcext:value-type="currency">
            <text:p>11.99 €</text:p>
          </table:table-cell>
          <table:table-cell table:style-name="ce33" table:formula="of:=[.B43]*[.C43]" office:value-type="currency" office:currency="EUR" office:value="2.0383" calcext:value-type="currency">
            <text:p>2.04 €</text:p>
          </table:table-cell>
          <table:table-cell table:style-name="ce24" office:value-type="string" calcext:value-type="string">
            <text:p>https://www.stoff4you.de/Bekleidungsstoffe/Modal-Stoffe/Tencel-Modal-Jersey-Uni-Schwarz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cro</text:p>
          </table:table-cell>
          <table:table-cell office:value-type="float" office:value="0.4" calcext:value-type="float">
            <text:p>0.4</text:p>
          </table:table-cell>
          <table:table-cell table:style-name="ce33" office:value-type="currency" office:currency="EUR" office:value="6" calcext:value-type="currency">
            <text:p>6.00 €</text:p>
          </table:table-cell>
          <table:table-cell table:style-name="ce33" table:formula="of:=[.B44]*[.C44]" office:value-type="currency" office:currency="EUR" office:value="2.4" calcext:value-type="currency">
            <text:p>2.4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ylon Thread, black</text:p>
          </table:table-cell>
          <table:table-cell office:value-type="float" office:value="1" calcext:value-type="float">
            <text:p>1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33" table:formula="of:=[.B45]*[.C45]" office:value-type="currency" office:currency="EUR" office:value="0" calcext:value-type="currency">
            <text:p>0.00 €</text:p>
          </table:table-cell>
          <table:table-cell table:number-columns-repeated="1020"/>
        </table:table-row>
        <table:table-row table:style-name="ro2" table:number-rows-repeated="17">
          <table:table-cell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4:09:26.198922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4:09:51.084488401</dc:date>
    <meta:editing-duration>PT2H8M5S</meta:editing-duration>
    <meta:editing-cycles>66</meta:editing-cycles>
    <meta:generator>LibreOffice/6.4.7.2$Linux_X86_64 LibreOffice_project/40$Build-2</meta:generator>
    <meta:document-statistic meta:table-count="1" meta:cell-count="190" meta:object-count="0"/>
  </office:meta>
</office:document-meta>
</file>